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4.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4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05cm" fo:min-width="4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3.3cm" svg:x="2.6cm" svg:y="5cm">
          <text:p text:style-name="P1">App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cm" svg:y1="8.3cm" svg:x2="4.6cm" svg:y2="10.7cm">
          <text:p/>
        </draw:line>
        <draw:custom-shape draw:style-name="gr1" draw:text-style-name="P1" draw:layer="layout" svg:width="4.6cm" svg:height="3.3cm" svg:x="2.4cm" svg:y="16.6cm">
          <text:p text:style-name="P1">Elem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cm" svg:y1="8.3cm" svg:x2="4.6cm" svg:y2="10.7cm">
          <text:p/>
        </draw:line>
        <draw:custom-shape draw:style-name="gr1" draw:text-style-name="P1" draw:layer="layout" svg:width="4.6cm" svg:height="3.3cm" svg:x="2.5cm" svg:y="10.8cm">
          <text:p text:style-name="P1">Project Ba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cm" svg:y1="14.1cm" svg:x2="4.5cm" svg:y2="16.5cm">
          <text:p/>
        </draw:line>
        <draw:custom-shape draw:style-name="gr1" draw:text-style-name="P1" draw:layer="layout" svg:width="4.6cm" svg:height="3.3cm" svg:x="8cm" svg:y="10.8cm">
          <text:p text:style-name="P1">Directory B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3.3cm" svg:x="7.9cm" svg:y="16.6cm">
          <text:p text:style-name="P1">Director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2.4cm" svg:x2="8.1cm" svg:y2="12.4cm">
          <text:p/>
        </draw:line>
        <draw:line draw:style-name="gr2" draw:text-style-name="P2" draw:layer="layout" svg:x1="10cm" svg:y1="14.3cm" svg:x2="10cm" svg:y2="16.6cm">
          <text:p/>
        </draw:line>
        <draw:custom-shape draw:style-name="gr3" draw:text-style-name="P1" draw:layer="layout" svg:width="4.8cm" svg:height="3.4cm" svg:x="13.6cm" svg:y="10.9cm">
          <text:p text:style-name="P1">Monac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6cm" svg:y1="12.5cm" svg:x2="13.6cm" svg:y2="12.6cm">
          <text:p/>
        </draw:line>
        <draw:line draw:style-name="gr2" draw:text-style-name="P2" draw:layer="layout" svg:x1="6.8cm" svg:y1="16.6cm" svg:x2="8.1cm" svg:y2="14.1cm">
          <text:p/>
        </draw:line>
        <draw:frame draw:style-name="gr4" draw:text-style-name="P3" draw:layer="layout" svg:width="4.659cm" svg:height="0.962cm" svg:x="5cm" svg:y="15.238cm">
          <draw:text-box>
            <text:p>Active element</text:p>
          </draw:text-box>
        </draw:frame>
        <draw:frame draw:style-name="gr4" draw:text-style-name="P3" draw:layer="layout" svg:width="4.659cm" svg:height="0.962cm" svg:x="11.5cm" svg:y="15.038cm">
          <draw:text-box>
            <text:p>Active element</text:p>
          </draw:text-box>
        </draw:frame>
        <draw:line draw:style-name="gr2" draw:text-style-name="P2" draw:layer="layout" svg:x1="12.6cm" svg:y1="16.5cm" svg:x2="13.8cm" svg:y2="16.8cm">
          <text:p/>
        </draw:line>
        <draw:custom-shape draw:style-name="gr5" draw:text-style-name="P1" draw:layer="layout" svg:width="4.9cm" svg:height="3.3cm" svg:x="13.7cm" svg:y="16.7cm">
          <text:p text:style-name="P1">Subdirector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7cm" svg:y1="16.7cm" svg:x2="16.9cm" svg:y2="14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6:39:07.029473245</meta:creation-date>
    <dc:date>2021-01-04T20:02:13.641340585</dc:date>
    <meta:editing-duration>PT14S</meta:editing-duration>
    <meta:editing-cycles>1</meta:editing-cycles>
    <meta:document-statistic meta:object-count="18"/>
    <meta:generator>LibreOffice/6.4.6.2$Linux_X86_64 LibreOffice_project/40$Build-2</meta:generator>
  </office:meta>
</office:document-meta>
</file>